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]=23;[.C2]+1;[.C2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]=23;[.C3]+1;[.C3]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]=23;[.C4]+1;[.C4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]=23;[.C5]+1;[.C5]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]=23;[.C6]+1;[.C6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]=23;[.C7]+1;[.C7]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]=23;[.C8]+1;[.C8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]=23;[.C9]+1;[.C9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]=23;[.C10]+1;[.C10]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]=23;[.C11]+1;[.C11]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]=23;[.C12]+1;[.C12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]=23;[.C13]+1;[.C13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]=23;[.C14]+1;[.C14]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]=23;[.C15]+1;[.C15]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]=23;[.C16]+1;[.C16]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]=23;[.C17]+1;[.C17])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]=23;[.C18]+1;[.C18])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]=23;[.C19]+1;[.C19])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]=23;[.C20]+1;[.C20]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]=23;[.C21]+1;[.C21]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]=23;[.C22]+1;[.C22]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]=23;[.C23]+1;[.C23]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]=23;[.C24]+1;[.C24])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]=23;[.C25]+1;[.C25])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]=23;[.C26]+1;[.C26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]=23;[.C27]+1;[.C27]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]=23;[.C28]+1;[.C2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]=23;[.C29]+1;[.C2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]=23;[.C30]+1;[.C30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]=23;[.C31]+1;[.C31]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]=23;[.C32]+1;[.C32]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]=23;[.C33]+1;[.C33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]=23;[.C34]+1;[.C34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]=23;[.C35]+1;[.C35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]=23;[.C36]+1;[.C36]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]=23;[.C37]+1;[.C37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]=23;[.C38]+1;[.C38]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]=23;[.C39]+1;[.C39])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]=23;[.C40]+1;[.C40]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]=23;[.C41]+1;[.C41])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]=23;[.C42]+1;[.C42])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]=23;[.C43]+1;[.C43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]=23;[.C44]+1;[.C44])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]=23;[.C45]+1;[.C45]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]=23;[.C46]+1;[.C46])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]=23;[.C47]+1;[.C47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]=23;[.C48]+1;[.C48])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]=23;[.C49]+1;[.C49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]=23;[.C50]+1;[.C50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]=23;[.C51]+1;[.C51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]=23;[.C52]+1;[.C52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]=23;[.C53]+1;[.C53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]=23;[.C54]+1;[.C54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]=23;[.C55]+1;[.C55]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]=23;[.C56]+1;[.C56]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]=23;[.C57]+1;[.C57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]=23;[.C58]+1;[.C58]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]=23;[.C59]+1;[.C59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]=23;[.C60]+1;[.C60])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]=23;[.C61]+1;[.C61])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]=23;[.C62]+1;[.C62])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]=23;[.C63]+1;[.C63])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]=23;[.C64]+1;[.C64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]=23;[.C65]+1;[.C65]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]=23;[.C66]+1;[.C66])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]=23;[.C67]+1;[.C67])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]=23;[.C68]+1;[.C68])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]=23;[.C69]+1;[.C69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]=23;[.C70]+1;[.C70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]=23;[.C71]+1;[.C71])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]=23;[.C72]+1;[.C72])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]=23;[.C74]+1;[.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]=23;[.C75]+1;[.C7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]=23;[.C76]+1;[.C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]=23;[.C77]+1;[.C7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]=23;[.C78]+1;[.C7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]=23;[.C79]+1;[.C7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]=23;[.C80]+1;[.C8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]=23;[.C81]+1;[.C8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]=23;[.C82]+1;[.C8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]=23;[.C83]+1;[.C8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]=23;[.C84]+1;[.C84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]=23;[.C85]+1;[.C8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]=23;[.C86]+1;[.C8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]=23;[.C87]+1;[.C8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]=23;[.C88]+1;[.C8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]=23;[.C89]+1;[.C8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]=23;[.C90]+1;[.C9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]=23;[.C91]+1;[.C9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]=23;[.C92]+1;[.C9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]=23;[.C93]+1;[.C9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]=23;[.C94]+1;[.C9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]=23;[.C95]+1;[.C9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]=23;[.C96]+1;[.C9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]=23;[.C97]+1;[.C97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]=23;[.C98]+1;[.C9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]=23;[.C99]+1;[.C9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]=23;[.C100]+1;[.C10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]=23;[.C101]+1;[.C101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]=23;[.C102]+1;[.C10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]=23;[.C103]+1;[.C10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]=23;[.C104]+1;[.C104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]=23;[.C105]+1;[.C105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]=23;[.C106]+1;[.C106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]=23;[.C107]+1;[.C10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]=23;[.C108]+1;[.C108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]=23;[.C109]+1;[.C109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]=23;[.C110]+1;[.C110]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]=23;[.C111]+1;[.C111]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]=23;[.C112]+1;[.C11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]=23;[.C113]+1;[.C113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]=23;[.C114]+1;[.C114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]=23;[.C115]+1;[.C115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]=23;[.C116]+1;[.C116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]=23;[.C117]+1;[.C117]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]=23;[.C118]+1;[.C118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]=23;[.C119]+1;[.C119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]=23;[.C120]+1;[.C12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]=23;[.C121]+1;[.C121]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]=23;[.C122]+1;[.C12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]=23;[.C123]+1;[.C12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]=23;[.C124]+1;[.C1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]=23;[.C125]+1;[.C12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]=23;[.C126]+1;[.C1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]=23;[.C127]+1;[.C127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]=23;[.C128]+1;[.C128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]=23;[.C129]+1;[.C129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]=23;[.C130]+1;[.C1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]=23;[.C131]+1;[.C1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]=23;[.C132]+1;[.C1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]=23;[.C133]+1;[.C1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]=23;[.C134]+1;[.C1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]=23;[.C135]+1;[.C1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]=23;[.C136]+1;[.C136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]=23;[.C137]+1;[.C137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]=23;[.C138]+1;[.C1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]=23;[.C139]+1;[.C13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]=23;[.C140]+1;[.C140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]=23;[.C141]+1;[.C141]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]=23;[.C142]+1;[.C142]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]=23;[.C143]+1;[.C143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]=23;[.C144]+1;[.C144]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]=23;[.C145]+1;[.C145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]=23;[.C146]+1;[.C14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]=23;[.C147]+1;[.C147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]=23;[.C148]+1;[.C14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]=23;[.C149]+1;[.C1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]=23;[.C150]+1;[.C15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]=23;[.C151]+1;[.C151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]=23;[.C152]+1;[.C152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]=23;[.C153]+1;[.C153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]=23;[.C154]+1;[.C154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]=23;[.C155]+1;[.C155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]=23;[.C156]+1;[.C15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]=23;[.C157]+1;[.C157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]=23;[.C158]+1;[.C158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]=23;[.C159]+1;[.C159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]=23;[.C160]+1;[.C160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]=23;[.C161]+1;[.C161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]=23;[.C162]+1;[.C162]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]=23;[.C163]+1;[.C163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]=23;[.C164]+1;[.C164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]=23;[.C165]+1;[.C165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]=23;[.C166]+1;[.C166]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]=23;[.C167]+1;[.C167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]=23;[.C168]+1;[.C168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]=23;[.C169]+1;[.C169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]=23;[.C170]+1;[.C17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]=23;[.C171]+1;[.C17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]=23;[.C172]+1;[.C172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]=23;[.C173]+1;[.C17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]=23;[.C174]+1;[.C17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]=23;[.C175]+1;[.C175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]=23;[.C176]+1;[.C176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]=23;[.C177]+1;[.C177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]=23;[.C178]+1;[.C178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]=23;[.C179]+1;[.C17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]=23;[.C180]+1;[.C180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]=23;[.C181]+1;[.C181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]=23;[.C182]+1;[.C182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]=23;[.C183]+1;[.C183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]=23;[.C184]+1;[.C184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]=23;[.C185]+1;[.C185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]=23;[.C186]+1;[.C186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]=23;[.C187]+1;[.C187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]=23;[.C188]+1;[.C188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]=23;[.C189]+1;[.C189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]=23;[.C190]+1;[.C190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]=23;[.C191]+1;[.C191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]=23;[.C192]+1;[.C192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]=23;[.C193]+1;[.C193]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]=23;[.C194]+1;[.C19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]=23;[.C195]+1;[.C195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]=23;[.C196]+1;[.C196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]=23;[.C197]+1;[.C19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]=23;[.C198]+1;[.C19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]=23;[.C199]+1;[.C19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]=23;[.C200]+1;[.C20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]=23;[.C201]+1;[.C201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]=23;[.C202]+1;[.C202]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]=23;[.C203]+1;[.C203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]=23;[.C204]+1;[.C20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]=23;[.C205]+1;[.C205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]=23;[.C206]+1;[.C206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]=23;[.C207]+1;[.C207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]=23;[.C208]+1;[.C20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]=23;[.C209]+1;[.C209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]=23;[.C210]+1;[.C210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]=23;[.C211]+1;[.C21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]=23;[.C212]+1;[.C212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]=23;[.C213]+1;[.C21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]=23;[.C214]+1;[.C214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]=23;[.C215]+1;[.C215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6]=23;[.C216]+1;[.C216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7]=23;[.C217]+1;[.C217]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8]=23;[.C218]+1;[.C21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9]=23;[.C219]+1;[.C219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0]=23;[.C220]+1;[.C220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1]=23;[.C221]+1;[.C22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2]=23;[.C222]+1;[.C222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3]=23;[.C223]+1;[.C223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4]=23;[.C224]+1;[.C22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5]=23;[.C225]+1;[.C225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6]=23;[.C226]+1;[.C226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7]=23;[.C227]+1;[.C22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8]=23;[.C228]+1;[.C228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29]=23;[.C229]+1;[.C229]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0]=23;[.C230]+1;[.C230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1]=23;[.C231]+1;[.C231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2]=23;[.C232]+1;[.C232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3]=23;[.C233]+1;[.C233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4]=23;[.C234]+1;[.C234]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5]=23;[.C235]+1;[.C235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6]=23;[.C236]+1;[.C236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7]=23;[.C237]+1;[.C237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8]=23;[.C238]+1;[.C238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39]=23;[.C239]+1;[.C239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0]=23;[.C240]+1;[.C240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1]=23;[.C241]+1;[.C24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2]=23;[.C242]+1;[.C24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3]=23;[.C243]+1;[.C243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4]=23;[.C244]+1;[.C24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5]=23;[.C245]+1;[.C24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6]=23;[.C246]+1;[.C24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7]=23;[.C247]+1;[.C24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8]=23;[.C248]+1;[.C248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49]=23;[.C249]+1;[.C249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0]=23;[.C250]+1;[.C250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1]=23;[.C251]+1;[.C251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2]=23;[.C252]+1;[.C252]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3]=23;[.C253]+1;[.C253]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4]=23;[.C254]+1;[.C254]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5]=23;[.C255]+1;[.C255]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6]=23;[.C256]+1;[.C256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7]=23;[.C257]+1;[.C257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8]=23;[.C258]+1;[.C258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59]=23;[.C259]+1;[.C259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0]=23;[.C260]+1;[.C260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1]=23;[.C261]+1;[.C26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2]=23;[.C262]+1;[.C26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3]=23;[.C263]+1;[.C26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4]=23;[.C264]+1;[.C26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5]=23;[.C265]+1;[.C265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6]=23;[.C266]+1;[.C26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7]=23;[.C267]+1;[.C26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8]=23;[.C268]+1;[.C268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69]=23;[.C269]+1;[.C269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0]=23;[.C270]+1;[.C270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1]=23;[.C271]+1;[.C271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2]=23;[.C272]+1;[.C272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3]=23;[.C273]+1;[.C27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4]=23;[.C274]+1;[.C274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5]=23;[.C275]+1;[.C275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6]=23;[.C276]+1;[.C276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7]=23;[.C277]+1;[.C277]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8]=23;[.C278]+1;[.C278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79]=23;[.C279]+1;[.C279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0]=23;[.C280]+1;[.C280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1]=23;[.C281]+1;[.C281]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2]=23;[.C282]+1;[.C282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3]=23;[.C283]+1;[.C28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4]=23;[.C284]+1;[.C284])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5]=23;[.C285]+1;[.C285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6]=23;[.C286]+1;[.C286]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7]=23;[.C287]+1;[.C287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8]=23;[.C288]+1;[.C288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89]=23;[.C289]+1;[.C289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0]=23;[.C290]+1;[.C290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1]=23;[.C291]+1;[.C291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2]=23;[.C292]+1;[.C29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3]=23;[.C293]+1;[.C29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4]=23;[.C294]+1;[.C294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5]=23;[.C295]+1;[.C295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6]=23;[.C296]+1;[.C296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7]=23;[.C297]+1;[.C297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8]=23;[.C298]+1;[.C298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99]=23;[.C299]+1;[.C29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0]=23;[.C300]+1;[.C30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1]=23;[.C301]+1;[.C30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2]=23;[.C302]+1;[.C302]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3]=23;[.C303]+1;[.C303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4]=23;[.C304]+1;[.C304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5]=23;[.C305]+1;[.C305])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6]=23;[.C306]+1;[.C306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7]=23;[.C307]+1;[.C307]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8]=23;[.C308]+1;[.C308]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09]=23;[.C309]+1;[.C309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0]=23;[.C310]+1;[.C310]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1]=23;[.C311]+1;[.C311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2]=23;[.C312]+1;[.C312])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3]=23;[.C313]+1;[.C313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4]=23;[.C314]+1;[.C314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5]=23;[.C315]+1;[.C315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6]=23;[.C316]+1;[.C31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7]=23;[.C317]+1;[.C317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8]=23;[.C318]+1;[.C318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19]=23;[.C319]+1;[.C319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0]=23;[.C320]+1;[.C320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1]=23;[.C321]+1;[.C321]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2]=23;[.C322]+1;[.C322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3]=23;[.C323]+1;[.C323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4]=23;[.C324]+1;[.C3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5]=23;[.C325]+1;[.C32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6]=23;[.C326]+1;[.C326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7]=23;[.C327]+1;[.C327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8]=23;[.C328]+1;[.C328])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29]=23;[.C329]+1;[.C329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0]=23;[.C330]+1;[.C330]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1]=23;[.C331]+1;[.C331])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2]=23;[.C332]+1;[.C332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3]=23;[.C333]+1;[.C333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4]=23;[.C334]+1;[.C334]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5]=23;[.C335]+1;[.C335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6]=23;[.C336]+1;[.C336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7]=23;[.C337]+1;[.C337]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8]=23;[.C338]+1;[.C33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39]=23;[.C339]+1;[.C339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0]=23;[.C340]+1;[.C34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1]=23;[.C341]+1;[.C341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2]=23;[.C342]+1;[.C342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3]=23;[.C343]+1;[.C34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4]=23;[.C344]+1;[.C344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5]=23;[.C345]+1;[.C345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6]=23;[.C346]+1;[.C346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7]=23;[.C347]+1;[.C347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8]=23;[.C348]+1;[.C34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49]=23;[.C349]+1;[.C34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0]=23;[.C350]+1;[.C350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1]=23;[.C351]+1;[.C35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2]=23;[.C352]+1;[.C352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3]=23;[.C353]+1;[.C353]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4]=23;[.C354]+1;[.C354])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5]=23;[.C355]+1;[.C355])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6]=23;[.C356]+1;[.C356]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7]=23;[.C357]+1;[.C357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8]=23;[.C358]+1;[.C358]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59]=23;[.C359]+1;[.C359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0]=23;[.C360]+1;[.C360]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1]=23;[.C361]+1;[.C36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2]=23;[.C362]+1;[.C36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3]=23;[.C363]+1;[.C363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4]=23;[.C364]+1;[.C364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5]=23;[.C365]+1;[.C365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6]=23;[.C366]+1;[.C36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7]=23;[.C367]+1;[.C367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8]=23;[.C368]+1;[.C368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69]=23;[.C369]+1;[.C36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0]=23;[.C370]+1;[.C370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1]=23;[.C371]+1;[.C371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2]=23;[.C372]+1;[.C372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3]=23;[.C373]+1;[.C373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4]=23;[.C374]+1;[.C37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5]=23;[.C375]+1;[.C37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6]=23;[.C376]+1;[.C376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7]=23;[.C377]+1;[.C377])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8]=23;[.C378]+1;[.C378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79]=23;[.C379]+1;[.C379])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0]=23;[.C380]+1;[.C380])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1]=23;[.C381]+1;[.C381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2]=23;[.C382]+1;[.C382]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3]=23;[.C383]+1;[.C383])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4]=23;[.C384]+1;[.C384]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5]=23;[.C385]+1;[.C385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6]=23;[.C386]+1;[.C386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7]=23;[.C387]+1;[.C387]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8]=23;[.C388]+1;[.C388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89]=23;[.C389]+1;[.C389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0]=23;[.C390]+1;[.C390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1]=23;[.C391]+1;[.C391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2]=23;[.C392]+1;[.C39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3]=23;[.C393]+1;[.C393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4]=23;[.C394]+1;[.C394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5]=23;[.C395]+1;[.C395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6]=23;[.C396]+1;[.C396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7]=23;[.C397]+1;[.C397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8]=23;[.C398]+1;[.C398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399]=23;[.C399]+1;[.C39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0]=23;[.C400]+1;[.C400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1]=23;[.C401]+1;[.C401]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2]=23;[.C402]+1;[.C402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3]=23;[.C403]+1;[.C403]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4]=23;[.C404]+1;[.C404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5]=23;[.C405]+1;[.C40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6]=23;[.C406]+1;[.C406]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7]=23;[.C407]+1;[.C407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8]=23;[.C408]+1;[.C408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09]=23;[.C409]+1;[.C409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0]=23;[.C410]+1;[.C41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1]=23;[.C411]+1;[.C411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2]=23;[.C412]+1;[.C412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3]=23;[.C413]+1;[.C413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4]=23;[.C414]+1;[.C414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5]=23;[.C415]+1;[.C415]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6]=23;[.C416]+1;[.C41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7]=23;[.C417]+1;[.C417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8]=23;[.C418]+1;[.C418]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19]=23;[.C419]+1;[.C419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0]=23;[.C420]+1;[.C420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1]=23;[.C421]+1;[.C421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2]=23;[.C422]+1;[.C422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3]=23;[.C423]+1;[.C423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4]=23;[.C424]+1;[.C42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5]=23;[.C425]+1;[.C42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6]=23;[.C426]+1;[.C426]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7]=23;[.C427]+1;[.C427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8]=23;[.C428]+1;[.C428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29]=23;[.C429]+1;[.C429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0]=23;[.C430]+1;[.C430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1]=23;[.C431]+1;[.C431]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2]=23;[.C432]+1;[.C432]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3]=23;[.C433]+1;[.C433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4]=23;[.C434]+1;[.C434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5]=23;[.C435]+1;[.C435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6]=23;[.C436]+1;[.C43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7]=23;[.C437]+1;[.C437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8]=23;[.C438]+1;[.C438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39]=23;[.C439]+1;[.C439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0]=23;[.C440]+1;[.C440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1]=23;[.C441]+1;[.C44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2]=23;[.C442]+1;[.C44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3]=23;[.C443]+1;[.C443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4]=23;[.C444]+1;[.C444]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5]=23;[.C445]+1;[.C445])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6]=23;[.C446]+1;[.C446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7]=23;[.C447]+1;[.C447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8]=23;[.C448]+1;[.C448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49]=23;[.C449]+1;[.C449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0]=23;[.C450]+1;[.C450]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1]=23;[.C451]+1;[.C451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2]=23;[.C452]+1;[.C452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3]=23;[.C453]+1;[.C453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4]=23;[.C454]+1;[.C454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5]=23;[.C455]+1;[.C455])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6]=23;[.C456]+1;[.C456])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7]=23;[.C457]+1;[.C457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8]=23;[.C458]+1;[.C458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59]=23;[.C459]+1;[.C459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0]=23;[.C460]+1;[.C460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1]=23;[.C461]+1;[.C461]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2]=23;[.C462]+1;[.C462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3]=23;[.C463]+1;[.C463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4]=23;[.C464]+1;[.C464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5]=23;[.C465]+1;[.C465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6]=23;[.C466]+1;[.C466]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7]=23;[.C467]+1;[.C467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8]=23;[.C468]+1;[.C46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69]=23;[.C469]+1;[.C469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0]=23;[.C470]+1;[.C470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1]=23;[.C471]+1;[.C471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2]=23;[.C472]+1;[.C47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3]=23;[.C473]+1;[.C473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4]=23;[.C474]+1;[.C474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5]=23;[.C475]+1;[.C475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6]=23;[.C476]+1;[.C476])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7]=23;[.C477]+1;[.C477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8]=23;[.C478]+1;[.C478])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79]=23;[.C479]+1;[.C479])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0]=23;[.C480]+1;[.C480])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1]=23;[.C481]+1;[.C481])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2]=23;[.C482]+1;[.C482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3]=23;[.C483]+1;[.C483]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4]=23;[.C484]+1;[.C48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5]=23;[.C485]+1;[.C485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6]=23;[.C486]+1;[.C486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7]=23;[.C487]+1;[.C487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8]=23;[.C488]+1;[.C488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89]=23;[.C489]+1;[.C489]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0]=23;[.C490]+1;[.C490]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1]=23;[.C491]+1;[.C491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2]=23;[.C492]+1;[.C492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3]=23;[.C493]+1;[.C493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4]=23;[.C494]+1;[.C494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5]=23;[.C495]+1;[.C495])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6]=23;[.C496]+1;[.C496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7]=23;[.C497]+1;[.C497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8]=23;[.C498]+1;[.C498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499]=23;[.C499]+1;[.C499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0]=23;[.C500]+1;[.C500]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1]=23;[.C501]+1;[.C501])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2]=23;[.C502]+1;[.C502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3]=23;[.C503]+1;[.C503])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4]=23;[.C504]+1;[.C504])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5]=23;[.C505]+1;[.C505])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6]=23;[.C506]+1;[.C50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7]=23;[.C507]+1;[.C507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8]=23;[.C508]+1;[.C508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09]=23;[.C509]+1;[.C50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0]=23;[.C510]+1;[.C510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1]=23;[.C511]+1;[.C511]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2]=23;[.C512]+1;[.C512]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3]=23;[.C513]+1;[.C513]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4]=23;[.C514]+1;[.C514]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5]=23;[.C515]+1;[.C515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6]=23;[.C516]+1;[.C516]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7]=23;[.C517]+1;[.C517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8]=23;[.C518]+1;[.C51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19]=23;[.C519]+1;[.C519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0]=23;[.C520]+1;[.C520])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1]=23;[.C521]+1;[.C521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2]=23;[.C522]+1;[.C522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3]=23;[.C523]+1;[.C523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4]=23;[.C524]+1;[.C524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5]=23;[.C525]+1;[.C525]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6]=23;[.C526]+1;[.C526])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7]=23;[.C527]+1;[.C52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8]=23;[.C528]+1;[.C528])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29]=23;[.C529]+1;[.C529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0]=23;[.C530]+1;[.C530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1]=23;[.C531]+1;[.C531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2]=23;[.C532]+1;[.C532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3]=23;[.C533]+1;[.C533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4]=23;[.C534]+1;[.C53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5]=23;[.C535]+1;[.C535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6]=23;[.C536]+1;[.C536]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7]=23;[.C537]+1;[.C537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8]=23;[.C538]+1;[.C538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39]=23;[.C539]+1;[.C539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0]=23;[.C540]+1;[.C540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1]=23;[.C541]+1;[.C541])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2]=23;[.C542]+1;[.C542]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3]=23;[.C543]+1;[.C543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4]=23;[.C544]+1;[.C54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5]=23;[.C545]+1;[.C545]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6]=23;[.C546]+1;[.C546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7]=23;[.C547]+1;[.C547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8]=23;[.C548]+1;[.C548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49]=23;[.C549]+1;[.C54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0]=23;[.C550]+1;[.C550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1]=23;[.C551]+1;[.C551]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2]=23;[.C552]+1;[.C552])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3]=23;[.C553]+1;[.C553])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4]=23;[.C554]+1;[.C554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5]=23;[.C555]+1;[.C555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6]=23;[.C556]+1;[.C55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7]=23;[.C557]+1;[.C557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8]=23;[.C558]+1;[.C558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59]=23;[.C559]+1;[.C559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0]=23;[.C560]+1;[.C560]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1]=23;[.C561]+1;[.C561]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2]=23;[.C562]+1;[.C562]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3]=23;[.C563]+1;[.C56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4]=23;[.C564]+1;[.C564]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5]=23;[.C565]+1;[.C565]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6]=23;[.C566]+1;[.C566]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7]=23;[.C567]+1;[.C567])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8]=23;[.C568]+1;[.C568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69]=23;[.C569]+1;[.C569]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0]=23;[.C570]+1;[.C570])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1]=23;[.C571]+1;[.C571])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2]=23;[.C572]+1;[.C572]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3]=23;[.C573]+1;[.C573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4]=23;[.C574]+1;[.C574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5]=23;[.C575]+1;[.C575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6]=23;[.C576]+1;[.C576]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7]=23;[.C577]+1;[.C577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8]=23;[.C578]+1;[.C578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79]=23;[.C579]+1;[.C579]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0]=23;[.C580]+1;[.C58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1]=23;[.C581]+1;[.C581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2]=23;[.C582]+1;[.C582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3]=23;[.C583]+1;[.C583]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4]=23;[.C584]+1;[.C584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5]=23;[.C585]+1;[.C585]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6]=23;[.C586]+1;[.C586]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7]=23;[.C587]+1;[.C587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8]=23;[.C588]+1;[.C588]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89]=23;[.C589]+1;[.C589])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0]=23;[.C590]+1;[.C590]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1]=23;[.C591]+1;[.C59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2]=23;[.C592]+1;[.C592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3]=23;[.C593]+1;[.C593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4]=23;[.C594]+1;[.C594]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5]=23;[.C595]+1;[.C595]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6]=23;[.C596]+1;[.C596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7]=23;[.C597]+1;[.C597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8]=23;[.C598]+1;[.C598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599]=23;[.C599]+1;[.C599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0]=23;[.C600]+1;[.C60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1]=23;[.C601]+1;[.C60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2]=23;[.C602]+1;[.C602]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3]=23;[.C603]+1;[.C603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4]=23;[.C604]+1;[.C604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5]=23;[.C605]+1;[.C605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6]=23;[.C606]+1;[.C606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7]=23;[.C607]+1;[.C607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8]=23;[.C608]+1;[.C608]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09]=23;[.C609]+1;[.C609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0]=23;[.C610]+1;[.C610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1]=23;[.C611]+1;[.C611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2]=23;[.C612]+1;[.C612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3]=23;[.C613]+1;[.C613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4]=23;[.C614]+1;[.C614]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5]=23;[.C615]+1;[.C615]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6]=23;[.C616]+1;[.C616])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7]=23;[.C617]+1;[.C617]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8]=23;[.C618]+1;[.C618])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19]=23;[.C619]+1;[.C619])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0]=23;[.C620]+1;[.C620]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1]=23;[.C621]+1;[.C621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2]=23;[.C622]+1;[.C622])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3]=23;[.C623]+1;[.C623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4]=23;[.C624]+1;[.C62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5]=23;[.C625]+1;[.C625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6]=23;[.C626]+1;[.C626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7]=23;[.C627]+1;[.C627]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8]=23;[.C628]+1;[.C628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29]=23;[.C629]+1;[.C629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0]=23;[.C630]+1;[.C630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1]=23;[.C631]+1;[.C631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2]=23;[.C632]+1;[.C63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3]=23;[.C633]+1;[.C63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4]=23;[.C634]+1;[.C634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5]=23;[.C635]+1;[.C635]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6]=23;[.C636]+1;[.C636]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7]=23;[.C637]+1;[.C637])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8]=23;[.C638]+1;[.C638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39]=23;[.C639]+1;[.C639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0]=23;[.C640]+1;[.C640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1]=23;[.C641]+1;[.C641]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2]=23;[.C642]+1;[.C642]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3]=23;[.C643]+1;[.C643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4]=23;[.C644]+1;[.C644]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5]=23;[.C645]+1;[.C645]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6]=23;[.C646]+1;[.C646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7]=23;[.C647]+1;[.C64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8]=23;[.C648]+1;[.C648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49]=23;[.C649]+1;[.C649])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0]=23;[.C650]+1;[.C650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1]=23;[.C651]+1;[.C65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2]=23;[.C652]+1;[.C65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3]=23;[.C653]+1;[.C653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4]=23;[.C654]+1;[.C654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5]=23;[.C655]+1;[.C655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6]=23;[.C656]+1;[.C65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7]=23;[.C657]+1;[.C65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8]=23;[.C658]+1;[.C658]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59]=23;[.C659]+1;[.C659]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0]=23;[.C660]+1;[.C660]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1]=23;[.C661]+1;[.C661]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2]=23;[.C662]+1;[.C662]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3]=23;[.C663]+1;[.C663]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4]=23;[.C664]+1;[.C664]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5]=23;[.C665]+1;[.C665])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6]=23;[.C666]+1;[.C666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7]=23;[.C667]+1;[.C667]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8]=23;[.C668]+1;[.C668]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69]=23;[.C669]+1;[.C66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0]=23;[.C670]+1;[.C670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1]=23;[.C671]+1;[.C671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2]=23;[.C672]+1;[.C672]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3]=23;[.C673]+1;[.C673])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4]=23;[.C674]+1;[.C674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5]=23;[.C675]+1;[.C675]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6]=23;[.C676]+1;[.C676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7]=23;[.C677]+1;[.C677]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8]=23;[.C678]+1;[.C678]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79]=23;[.C679]+1;[.C679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0]=23;[.C680]+1;[.C680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1]=23;[.C681]+1;[.C68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2]=23;[.C682]+1;[.C682]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3]=23;[.C683]+1;[.C683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4]=23;[.C684]+1;[.C684]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5]=23;[.C685]+1;[.C685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6]=23;[.C686]+1;[.C686]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7]=23;[.C687]+1;[.C687]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8]=23;[.C688]+1;[.C688]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89]=23;[.C689]+1;[.C689]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0]=23;[.C690]+1;[.C690]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1]=23;[.C691]+1;[.C691])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2]=23;[.C692]+1;[.C692]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3]=23;[.C693]+1;[.C693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4]=23;[.C694]+1;[.C694])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5]=23;[.C695]+1;[.C69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6]=23;[.C696]+1;[.C696]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7]=23;[.C697]+1;[.C697])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8]=23;[.C698]+1;[.C698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699]=23;[.C699]+1;[.C699]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0]=23;[.C700]+1;[.C700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1]=23;[.C701]+1;[.C70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2]=23;[.C702]+1;[.C702]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3]=23;[.C703]+1;[.C703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4]=23;[.C704]+1;[.C704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5]=23;[.C705]+1;[.C70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6]=23;[.C706]+1;[.C706]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7]=23;[.C707]+1;[.C707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8]=23;[.C708]+1;[.C708]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09]=23;[.C709]+1;[.C709]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0]=23;[.C710]+1;[.C710])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1]=23;[.C711]+1;[.C711])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2]=23;[.C712]+1;[.C712]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3]=23;[.C713]+1;[.C713]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4]=23;[.C714]+1;[.C714])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5]=23;[.C715]+1;[.C715]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6]=23;[.C716]+1;[.C716])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7]=23;[.C717]+1;[.C717])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8]=23;[.C718]+1;[.C718])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19]=23;[.C719]+1;[.C719]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0]=23;[.C720]+1;[.C720])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2]=23;[.C722]+1;[.C722])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3]=23;[.C723]+1;[.C723]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4]=23;[.C724]+1;[.C724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5]=23;[.C725]+1;[.C725]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6]=23;[.C726]+1;[.C726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7]=23;[.C727]+1;[.C727]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8]=23;[.C728]+1;[.C728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29]=23;[.C729]+1;[.C729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0]=23;[.C730]+1;[.C730]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1]=23;[.C731]+1;[.C731]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2]=23;[.C732]+1;[.C732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3]=23;[.C733]+1;[.C733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4]=23;[.C734]+1;[.C734]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5]=23;[.C735]+1;[.C735]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6]=23;[.C736]+1;[.C736]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7]=23;[.C737]+1;[.C737])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8]=23;[.C738]+1;[.C738])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39]=23;[.C739]+1;[.C739])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0]=23;[.C740]+1;[.C740]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1]=23;[.C741]+1;[.C741]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2]=23;[.C742]+1;[.C742]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3]=23;[.C743]+1;[.C743]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4]=23;[.C744]+1;[.C744])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5]=23;[.C745]+1;[.C745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6]=23;[.C746]+1;[.C746])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7]=23;[.C747]+1;[.C747]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8]=23;[.C748]+1;[.C74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49]=23;[.C749]+1;[.C74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0]=23;[.C750]+1;[.C750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1]=23;[.C751]+1;[.C751]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2]=23;[.C752]+1;[.C752]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3]=23;[.C753]+1;[.C753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4]=23;[.C754]+1;[.C754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5]=23;[.C755]+1;[.C755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6]=23;[.C756]+1;[.C756]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7]=23;[.C757]+1;[.C757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8]=23;[.C758]+1;[.C758]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59]=23;[.C759]+1;[.C759])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0]=23;[.C760]+1;[.C760]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1]=23;[.C761]+1;[.C761])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2]=23;[.C762]+1;[.C762])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3]=23;[.C763]+1;[.C763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4]=23;[.C764]+1;[.C764])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5]=23;[.C765]+1;[.C765]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6]=23;[.C766]+1;[.C766])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7]=23;[.C767]+1;[.C767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8]=23;[.C768]+1;[.C768])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69]=23;[.C769]+1;[.C769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0]=23;[.C770]+1;[.C770]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1]=23;[.C771]+1;[.C771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2]=23;[.C772]+1;[.C772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3]=23;[.C773]+1;[.C773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4]=23;[.C774]+1;[.C774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5]=23;[.C775]+1;[.C775]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6]=23;[.C776]+1;[.C776]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7]=23;[.C777]+1;[.C777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8]=23;[.C778]+1;[.C778]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79]=23;[.C779]+1;[.C779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0]=23;[.C780]+1;[.C780])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1]=23;[.C781]+1;[.C781])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2]=23;[.C782]+1;[.C782])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3]=23;[.C783]+1;[.C783])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4]=23;[.C784]+1;[.C784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5]=23;[.C785]+1;[.C785]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6]=23;[.C786]+1;[.C786])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7]=23;[.C787]+1;[.C787])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8]=23;[.C788]+1;[.C788])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89]=23;[.C789]+1;[.C789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0]=23;[.C790]+1;[.C790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1]=23;[.C791]+1;[.C791])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2]=23;[.C792]+1;[.C792])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4]=23;[.C794]+1;[.C79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5]=23;[.C795]+1;[.C7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6]=23;[.C796]+1;[.C79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7]=23;[.C797]+1;[.C79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8]=23;[.C798]+1;[.C79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799]=23;[.C799]+1;[.C79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0]=23;[.C800]+1;[.C80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1]=23;[.C801]+1;[.C80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2]=23;[.C802]+1;[.C80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3]=23;[.C803]+1;[.C80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4]=23;[.C804]+1;[.C804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5]=23;[.C805]+1;[.C80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6]=23;[.C806]+1;[.C80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7]=23;[.C807]+1;[.C80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8]=23;[.C808]+1;[.C80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09]=23;[.C809]+1;[.C80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0]=23;[.C810]+1;[.C81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1]=23;[.C811]+1;[.C81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2]=23;[.C812]+1;[.C81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3]=23;[.C813]+1;[.C81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4]=23;[.C814]+1;[.C81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5]=23;[.C815]+1;[.C81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6]=23;[.C816]+1;[.C81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7]=23;[.C817]+1;[.C8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8]=23;[.C818]+1;[.C818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19]=23;[.C819]+1;[.C81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0]=23;[.C820]+1;[.C82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1]=23;[.C821]+1;[.C821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2]=23;[.C822]+1;[.C82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3]=23;[.C823]+1;[.C82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4]=23;[.C824]+1;[.C824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5]=23;[.C825]+1;[.C825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6]=23;[.C826]+1;[.C826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7]=23;[.C827]+1;[.C82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8]=23;[.C828]+1;[.C828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29]=23;[.C829]+1;[.C829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0]=23;[.C830]+1;[.C830]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1]=23;[.C831]+1;[.C831]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2]=23;[.C832]+1;[.C83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3]=23;[.C833]+1;[.C833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4]=23;[.C834]+1;[.C834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5]=23;[.C835]+1;[.C835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6]=23;[.C836]+1;[.C836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7]=23;[.C837]+1;[.C837]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8]=23;[.C838]+1;[.C838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39]=23;[.C839]+1;[.C839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0]=23;[.C840]+1;[.C84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1]=23;[.C841]+1;[.C84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2]=23;[.C842]+1;[.C842]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3]=23;[.C843]+1;[.C8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4]=23;[.C844]+1;[.C84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5]=23;[.C845]+1;[.C84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6]=23;[.C846]+1;[.C84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7]=23;[.C847]+1;[.C847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8]=23;[.C848]+1;[.C848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49]=23;[.C849]+1;[.C849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0]=23;[.C850]+1;[.C85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1]=23;[.C851]+1;[.C8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2]=23;[.C852]+1;[.C8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3]=23;[.C853]+1;[.C85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4]=23;[.C854]+1;[.C85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5]=23;[.C855]+1;[.C8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6]=23;[.C856]+1;[.C856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7]=23;[.C857]+1;[.C857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8]=23;[.C858]+1;[.C85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59]=23;[.C859]+1;[.C85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0]=23;[.C860]+1;[.C860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1]=23;[.C861]+1;[.C861]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2]=23;[.C862]+1;[.C862]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3]=23;[.C863]+1;[.C863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4]=23;[.C864]+1;[.C864]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5]=23;[.C865]+1;[.C86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6]=23;[.C866]+1;[.C866]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7]=23;[.C867]+1;[.C867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8]=23;[.C868]+1;[.C86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69]=23;[.C869]+1;[.C86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0]=23;[.C870]+1;[.C87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1]=23;[.C871]+1;[.C871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2]=23;[.C872]+1;[.C872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3]=23;[.C873]+1;[.C873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4]=23;[.C874]+1;[.C874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5]=23;[.C875]+1;[.C875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6]=23;[.C876]+1;[.C87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7]=23;[.C877]+1;[.C877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8]=23;[.C878]+1;[.C878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79]=23;[.C879]+1;[.C879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0]=23;[.C880]+1;[.C880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1]=23;[.C881]+1;[.C881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2]=23;[.C882]+1;[.C882]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3]=23;[.C883]+1;[.C883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4]=23;[.C884]+1;[.C884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5]=23;[.C885]+1;[.C885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6]=23;[.C886]+1;[.C886]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7]=23;[.C887]+1;[.C887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8]=23;[.C888]+1;[.C888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89]=23;[.C889]+1;[.C88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0]=23;[.C890]+1;[.C890])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1]=23;[.C891]+1;[.C89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2]=23;[.C892]+1;[.C892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3]=23;[.C893]+1;[.C89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4]=23;[.C894]+1;[.C89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5]=23;[.C895]+1;[.C895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6]=23;[.C896]+1;[.C896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7]=23;[.C897]+1;[.C897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8]=23;[.C898]+1;[.C898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899]=23;[.C899]+1;[.C89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0]=23;[.C900]+1;[.C900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1]=23;[.C901]+1;[.C901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2]=23;[.C902]+1;[.C902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3]=23;[.C903]+1;[.C903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4]=23;[.C904]+1;[.C904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5]=23;[.C905]+1;[.C905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6]=23;[.C906]+1;[.C906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7]=23;[.C907]+1;[.C907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8]=23;[.C908]+1;[.C908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09]=23;[.C909]+1;[.C909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0]=23;[.C910]+1;[.C910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1]=23;[.C911]+1;[.C911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2]=23;[.C912]+1;[.C912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3]=23;[.C913]+1;[.C91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4]=23;[.C914]+1;[.C914]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5]=23;[.C915]+1;[.C915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6]=23;[.C916]+1;[.C916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7]=23;[.C917]+1;[.C91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8]=23;[.C918]+1;[.C91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19]=23;[.C919]+1;[.C91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0]=23;[.C920]+1;[.C92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1]=23;[.C921]+1;[.C921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2]=23;[.C922]+1;[.C922]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3]=23;[.C923]+1;[.C923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4]=23;[.C924]+1;[.C92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5]=23;[.C925]+1;[.C925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6]=23;[.C926]+1;[.C926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7]=23;[.C927]+1;[.C927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8]=23;[.C928]+1;[.C92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29]=23;[.C929]+1;[.C929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0]=23;[.C930]+1;[.C930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1]=23;[.C931]+1;[.C93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2]=23;[.C932]+1;[.C932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3]=23;[.C933]+1;[.C93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4]=23;[.C934]+1;[.C934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5]=23;[.C935]+1;[.C935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6]=23;[.C936]+1;[.C936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7]=23;[.C937]+1;[.C93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8]=23;[.C938]+1;[.C938]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39]=23;[.C939]+1;[.C939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0]=23;[.C940]+1;[.C940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1]=23;[.C941]+1;[.C94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2]=23;[.C942]+1;[.C942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3]=23;[.C943]+1;[.C943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4]=23;[.C944]+1;[.C94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5]=23;[.C945]+1;[.C945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6]=23;[.C946]+1;[.C946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7]=23;[.C947]+1;[.C94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8]=23;[.C948]+1;[.C948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49]=23;[.C949]+1;[.C949]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0]=23;[.C950]+1;[.C950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1]=23;[.C951]+1;[.C951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2]=23;[.C952]+1;[.C952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3]=23;[.C953]+1;[.C953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4]=23;[.C954]+1;[.C954]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5]=23;[.C955]+1;[.C955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6]=23;[.C956]+1;[.C956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7]=23;[.C957]+1;[.C957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8]=23;[.C958]+1;[.C958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59]=23;[.C959]+1;[.C959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0]=23;[.C960]+1;[.C960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1]=23;[.C961]+1;[.C96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2]=23;[.C962]+1;[.C962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3]=23;[.C963]+1;[.C963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4]=23;[.C964]+1;[.C96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5]=23;[.C965]+1;[.C96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6]=23;[.C966]+1;[.C96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7]=23;[.C967]+1;[.C96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8]=23;[.C968]+1;[.C968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69]=23;[.C969]+1;[.C969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0]=23;[.C970]+1;[.C970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1]=23;[.C971]+1;[.C971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2]=23;[.C972]+1;[.C972]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3]=23;[.C973]+1;[.C973]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4]=23;[.C974]+1;[.C974]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5]=23;[.C975]+1;[.C975]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6]=23;[.C976]+1;[.C976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7]=23;[.C977]+1;[.C977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8]=23;[.C978]+1;[.C978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79]=23;[.C979]+1;[.C979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0]=23;[.C980]+1;[.C980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1]=23;[.C981]+1;[.C98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2]=23;[.C982]+1;[.C98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3]=23;[.C983]+1;[.C98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4]=23;[.C984]+1;[.C98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5]=23;[.C985]+1;[.C9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6]=23;[.C986]+1;[.C986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7]=23;[.C987]+1;[.C98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8]=23;[.C988]+1;[.C988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89]=23;[.C989]+1;[.C989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0]=23;[.C990]+1;[.C990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1]=23;[.C991]+1;[.C991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2]=23;[.C992]+1;[.C992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3]=23;[.C993]+1;[.C99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4]=23;[.C994]+1;[.C994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5]=23;[.C995]+1;[.C995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6]=23;[.C996]+1;[.C996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7]=23;[.C997]+1;[.C997]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8]=23;[.C998]+1;[.C998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999]=23;[.C999]+1;[.C999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0]=23;[.C1000]+1;[.C1000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1]=23;[.C1001]+1;[.C1001]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2]=23;[.C1002]+1;[.C1002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3]=23;[.C1003]+1;[.C100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4]=23;[.C1004]+1;[.C1004])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5]=23;[.C1005]+1;[.C1005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6]=23;[.C1006]+1;[.C1006]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7]=23;[.C1007]+1;[.C1007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8]=23;[.C1008]+1;[.C1008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09]=23;[.C1009]+1;[.C100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0]=23;[.C1010]+1;[.C1010]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1]=23;[.C1011]+1;[.C1011]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2]=23;[.C1012]+1;[.C101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3]=23;[.C1013]+1;[.C101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4]=23;[.C1014]+1;[.C1014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5]=23;[.C1015]+1;[.C1015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6]=23;[.C1016]+1;[.C1016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7]=23;[.C1017]+1;[.C1017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8]=23;[.C1018]+1;[.C1018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19]=23;[.C1019]+1;[.C10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0]=23;[.C1020]+1;[.C102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1]=23;[.C1021]+1;[.C102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2]=23;[.C1022]+1;[.C1022]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3]=23;[.C1023]+1;[.C1023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4]=23;[.C1024]+1;[.C1024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5]=23;[.C1025]+1;[.C1025])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6]=23;[.C1026]+1;[.C1026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7]=23;[.C1027]+1;[.C1027]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8]=23;[.C1028]+1;[.C1028]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29]=23;[.C1029]+1;[.C1029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0]=23;[.C1030]+1;[.C1030]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1]=23;[.C1031]+1;[.C1031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2]=23;[.C1032]+1;[.C1032])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3]=23;[.C1033]+1;[.C103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4]=23;[.C1034]+1;[.C1034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5]=23;[.C1035]+1;[.C1035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6]=23;[.C1036]+1;[.C103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7]=23;[.C1037]+1;[.C1037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8]=23;[.C1038]+1;[.C1038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39]=23;[.C1039]+1;[.C1039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0]=23;[.C1040]+1;[.C1040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1]=23;[.C1041]+1;[.C1041]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2]=23;[.C1042]+1;[.C1042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3]=23;[.C1043]+1;[.C1043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4]=23;[.C1044]+1;[.C104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5]=23;[.C1045]+1;[.C104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6]=23;[.C1046]+1;[.C1046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7]=23;[.C1047]+1;[.C1047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8]=23;[.C1048]+1;[.C1048])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49]=23;[.C1049]+1;[.C1049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0]=23;[.C1050]+1;[.C1050]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1]=23;[.C1051]+1;[.C1051])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2]=23;[.C1052]+1;[.C1052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3]=23;[.C1053]+1;[.C1053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4]=23;[.C1054]+1;[.C1054]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5]=23;[.C1055]+1;[.C1055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6]=23;[.C1056]+1;[.C1056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7]=23;[.C1057]+1;[.C105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8]=23;[.C1058]+1;[.C1058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59]=23;[.C1059]+1;[.C1059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0]=23;[.C1060]+1;[.C106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1]=23;[.C1061]+1;[.C1061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2]=23;[.C1062]+1;[.C1062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3]=23;[.C1063]+1;[.C106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4]=23;[.C1064]+1;[.C1064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5]=23;[.C1065]+1;[.C1065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6]=23;[.C1066]+1;[.C1066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7]=23;[.C1067]+1;[.C1067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8]=23;[.C1068]+1;[.C106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69]=23;[.C1069]+1;[.C106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0]=23;[.C1070]+1;[.C1070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1]=23;[.C1071]+1;[.C107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2]=23;[.C1072]+1;[.C1072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3]=23;[.C1073]+1;[.C1073]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4]=23;[.C1074]+1;[.C1074])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5]=23;[.C1075]+1;[.C1075])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6]=23;[.C1076]+1;[.C1076]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7]=23;[.C1077]+1;[.C1077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8]=23;[.C1078]+1;[.C1078]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79]=23;[.C1079]+1;[.C1079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0]=23;[.C1080]+1;[.C1080]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1]=23;[.C1081]+1;[.C108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2]=23;[.C1082]+1;[.C1082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3]=23;[.C1083]+1;[.C1083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4]=23;[.C1084]+1;[.C1084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5]=23;[.C1085]+1;[.C1085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6]=23;[.C1086]+1;[.C108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7]=23;[.C1087]+1;[.C1087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8]=23;[.C1088]+1;[.C1088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89]=23;[.C1089]+1;[.C108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0]=23;[.C1090]+1;[.C1090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1]=23;[.C1091]+1;[.C1091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2]=23;[.C1092]+1;[.C1092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3]=23;[.C1093]+1;[.C1093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4]=23;[.C1094]+1;[.C109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5]=23;[.C1095]+1;[.C109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6]=23;[.C1096]+1;[.C1096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7]=23;[.C1097]+1;[.C1097])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8]=23;[.C1098]+1;[.C1098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099]=23;[.C1099]+1;[.C1099])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0]=23;[.C1100]+1;[.C1100])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1]=23;[.C1101]+1;[.C1101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2]=23;[.C1102]+1;[.C1102]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3]=23;[.C1103]+1;[.C1103])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4]=23;[.C1104]+1;[.C1104]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5]=23;[.C1105]+1;[.C110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6]=23;[.C1106]+1;[.C1106]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7]=23;[.C1107]+1;[.C1107]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8]=23;[.C1108]+1;[.C1108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09]=23;[.C1109]+1;[.C1109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0]=23;[.C1110]+1;[.C1110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1]=23;[.C1111]+1;[.C1111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2]=23;[.C1112]+1;[.C111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3]=23;[.C1113]+1;[.C1113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4]=23;[.C1114]+1;[.C1114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5]=23;[.C1115]+1;[.C1115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6]=23;[.C1116]+1;[.C1116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7]=23;[.C1117]+1;[.C1117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8]=23;[.C1118]+1;[.C1118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19]=23;[.C1119]+1;[.C111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0]=23;[.C1120]+1;[.C1120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1]=23;[.C1121]+1;[.C1121]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2]=23;[.C1122]+1;[.C1122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3]=23;[.C1123]+1;[.C1123]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4]=23;[.C1124]+1;[.C1124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5]=23;[.C1125]+1;[.C112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6]=23;[.C1126]+1;[.C1126]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7]=23;[.C1127]+1;[.C1127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8]=23;[.C1128]+1;[.C1128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29]=23;[.C1129]+1;[.C112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0]=23;[.C1130]+1;[.C113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1]=23;[.C1131]+1;[.C1131]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2]=23;[.C1132]+1;[.C1132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3]=23;[.C1133]+1;[.C1133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4]=23;[.C1134]+1;[.C1134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5]=23;[.C1135]+1;[.C1135]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6]=23;[.C1136]+1;[.C113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7]=23;[.C1137]+1;[.C1137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8]=23;[.C1138]+1;[.C1138]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39]=23;[.C1139]+1;[.C1139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0]=23;[.C1140]+1;[.C1140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1]=23;[.C1141]+1;[.C1141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2]=23;[.C1142]+1;[.C1142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3]=23;[.C1143]+1;[.C1143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4]=23;[.C1144]+1;[.C114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5]=23;[.C1145]+1;[.C114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6]=23;[.C1146]+1;[.C1146]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7]=23;[.C1147]+1;[.C1147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8]=23;[.C1148]+1;[.C1148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49]=23;[.C1149]+1;[.C1149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0]=23;[.C1150]+1;[.C1150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1]=23;[.C1151]+1;[.C1151]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2]=23;[.C1152]+1;[.C1152]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3]=23;[.C1153]+1;[.C115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4]=23;[.C1154]+1;[.C1154]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5]=23;[.C1155]+1;[.C1155]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6]=23;[.C1156]+1;[.C115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7]=23;[.C1157]+1;[.C1157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8]=23;[.C1158]+1;[.C1158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59]=23;[.C1159]+1;[.C1159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0]=23;[.C1160]+1;[.C1160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1]=23;[.C1161]+1;[.C116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2]=23;[.C1162]+1;[.C116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3]=23;[.C1163]+1;[.C1163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4]=23;[.C1164]+1;[.C1164]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5]=23;[.C1165]+1;[.C1165])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6]=23;[.C1166]+1;[.C1166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7]=23;[.C1167]+1;[.C1167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8]=23;[.C1168]+1;[.C1168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69]=23;[.C1169]+1;[.C1169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0]=23;[.C1170]+1;[.C1170]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1]=23;[.C1171]+1;[.C1171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2]=23;[.C1172]+1;[.C1172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3]=23;[.C1173]+1;[.C1173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4]=23;[.C1174]+1;[.C1174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5]=23;[.C1175]+1;[.C1175])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6]=23;[.C1176]+1;[.C1176])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7]=23;[.C1177]+1;[.C117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8]=23;[.C1178]+1;[.C1178])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79]=23;[.C1179]+1;[.C1179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0]=23;[.C1180]+1;[.C1180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1]=23;[.C1181]+1;[.C1181]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2]=23;[.C1182]+1;[.C1182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3]=23;[.C1183]+1;[.C1183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4]=23;[.C1184]+1;[.C1184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5]=23;[.C1185]+1;[.C1185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6]=23;[.C1186]+1;[.C1186]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7]=23;[.C1187]+1;[.C1187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8]=23;[.C1188]+1;[.C118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89]=23;[.C1189]+1;[.C1189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0]=23;[.C1190]+1;[.C1190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1]=23;[.C1191]+1;[.C1191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2]=23;[.C1192]+1;[.C119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3]=23;[.C1193]+1;[.C1193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4]=23;[.C1194]+1;[.C1194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5]=23;[.C1195]+1;[.C1195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6]=23;[.C1196]+1;[.C1196])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7]=23;[.C1197]+1;[.C1197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8]=23;[.C1198]+1;[.C1198])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199]=23;[.C1199]+1;[.C1199])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0]=23;[.C1200]+1;[.C1200])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1]=23;[.C1201]+1;[.C120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2]=23;[.C1202]+1;[.C1202])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3]=23;[.C1203]+1;[.C1203]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4]=23;[.C1204]+1;[.C120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5]=23;[.C1205]+1;[.C1205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6]=23;[.C1206]+1;[.C1206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7]=23;[.C1207]+1;[.C1207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8]=23;[.C1208]+1;[.C1208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09]=23;[.C1209]+1;[.C1209]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0]=23;[.C1210]+1;[.C1210]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1]=23;[.C1211]+1;[.C1211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2]=23;[.C1212]+1;[.C1212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3]=23;[.C1213]+1;[.C1213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4]=23;[.C1214]+1;[.C1214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5]=23;[.C1215]+1;[.C1215])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6]=23;[.C1216]+1;[.C1216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7]=23;[.C1217]+1;[.C1217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8]=23;[.C1218]+1;[.C1218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19]=23;[.C1219]+1;[.C1219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0]=23;[.C1220]+1;[.C1220]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1]=23;[.C1221]+1;[.C1221])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2]=23;[.C1222]+1;[.C1222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3]=23;[.C1223]+1;[.C1223])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4]=23;[.C1224]+1;[.C1224])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5]=23;[.C1225]+1;[.C122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6]=23;[.C1226]+1;[.C1226])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7]=23;[.C1227]+1;[.C1227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8]=23;[.C1228]+1;[.C1228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29]=23;[.C1229]+1;[.C122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0]=23;[.C1230]+1;[.C1230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1]=23;[.C1231]+1;[.C1231]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2]=23;[.C1232]+1;[.C1232]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3]=23;[.C1233]+1;[.C1233]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4]=23;[.C1234]+1;[.C1234]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5]=23;[.C1235]+1;[.C1235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6]=23;[.C1236]+1;[.C1236]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7]=23;[.C1237]+1;[.C1237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8]=23;[.C1238]+1;[.C123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39]=23;[.C1239]+1;[.C1239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0]=23;[.C1240]+1;[.C1240])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1]=23;[.C1241]+1;[.C1241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2]=23;[.C1242]+1;[.C1242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3]=23;[.C1243]+1;[.C1243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4]=23;[.C1244]+1;[.C1244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5]=23;[.C1245]+1;[.C1245]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6]=23;[.C1246]+1;[.C1246])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7]=23;[.C1247]+1;[.C124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8]=23;[.C1248]+1;[.C1248])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49]=23;[.C1249]+1;[.C124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0]=23;[.C1250]+1;[.C1250])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1]=23;[.C1251]+1;[.C1251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2]=23;[.C1252]+1;[.C1252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3]=23;[.C1253]+1;[.C1253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4]=23;[.C1254]+1;[.C125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5]=23;[.C1255]+1;[.C1255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6]=23;[.C1256]+1;[.C1256]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7]=23;[.C1257]+1;[.C1257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8]=23;[.C1258]+1;[.C1258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59]=23;[.C1259]+1;[.C1259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0]=23;[.C1260]+1;[.C1260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1]=23;[.C1261]+1;[.C1261])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2]=23;[.C1262]+1;[.C1262]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3]=23;[.C1263]+1;[.C1263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4]=23;[.C1264]+1;[.C126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5]=23;[.C1265]+1;[.C1265]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6]=23;[.C1266]+1;[.C1266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7]=23;[.C1267]+1;[.C1267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8]=23;[.C1268]+1;[.C1268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69]=23;[.C1269]+1;[.C126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0]=23;[.C1270]+1;[.C1270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1]=23;[.C1271]+1;[.C1271]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2]=23;[.C1272]+1;[.C1272])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3]=23;[.C1273]+1;[.C127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4]=23;[.C1274]+1;[.C1274])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5]=23;[.C1275]+1;[.C1275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6]=23;[.C1276]+1;[.C127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7]=23;[.C1277]+1;[.C1277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8]=23;[.C1278]+1;[.C1278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79]=23;[.C1279]+1;[.C1279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0]=23;[.C1280]+1;[.C1280]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1]=23;[.C1281]+1;[.C1281]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2]=23;[.C1282]+1;[.C1282]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3]=23;[.C1283]+1;[.C128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4]=23;[.C1284]+1;[.C1284]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5]=23;[.C1285]+1;[.C1285]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6]=23;[.C1286]+1;[.C1286]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7]=23;[.C1287]+1;[.C1287])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8]=23;[.C1288]+1;[.C1288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89]=23;[.C1289]+1;[.C1289]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0]=23;[.C1290]+1;[.C1290])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1]=23;[.C1291]+1;[.C1291])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2]=23;[.C1292]+1;[.C1292]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3]=23;[.C1293]+1;[.C1293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4]=23;[.C1294]+1;[.C1294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5]=23;[.C1295]+1;[.C1295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6]=23;[.C1296]+1;[.C1296]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7]=23;[.C1297]+1;[.C129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8]=23;[.C1298]+1;[.C1298])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299]=23;[.C1299]+1;[.C1299]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0]=23;[.C1300]+1;[.C130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1]=23;[.C1301]+1;[.C1301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2]=23;[.C1302]+1;[.C1302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3]=23;[.C1303]+1;[.C1303]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4]=23;[.C1304]+1;[.C1304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5]=23;[.C1305]+1;[.C1305]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6]=23;[.C1306]+1;[.C1306]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7]=23;[.C1307]+1;[.C1307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8]=23;[.C1308]+1;[.C1308]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09]=23;[.C1309]+1;[.C1309])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0]=23;[.C1310]+1;[.C1310]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1]=23;[.C1311]+1;[.C131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2]=23;[.C1312]+1;[.C1312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3]=23;[.C1313]+1;[.C1313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4]=23;[.C1314]+1;[.C1314]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5]=23;[.C1315]+1;[.C1315]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6]=23;[.C1316]+1;[.C1316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7]=23;[.C1317]+1;[.C1317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8]=23;[.C1318]+1;[.C1318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19]=23;[.C1319]+1;[.C1319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0]=23;[.C1320]+1;[.C132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1]=23;[.C1321]+1;[.C132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2]=23;[.C1322]+1;[.C1322])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3]=23;[.C1323]+1;[.C1323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4]=23;[.C1324]+1;[.C1324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5]=23;[.C1325]+1;[.C1325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6]=23;[.C1326]+1;[.C1326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7]=23;[.C1327]+1;[.C1327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8]=23;[.C1328]+1;[.C1328]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29]=23;[.C1329]+1;[.C1329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0]=23;[.C1330]+1;[.C1330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1]=23;[.C1331]+1;[.C1331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2]=23;[.C1332]+1;[.C1332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3]=23;[.C1333]+1;[.C1333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4]=23;[.C1334]+1;[.C1334]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5]=23;[.C1335]+1;[.C1335]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6]=23;[.C1336]+1;[.C1336])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7]=23;[.C1337]+1;[.C1337]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8]=23;[.C1338]+1;[.C1338])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39]=23;[.C1339]+1;[.C1339])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0]=23;[.C1340]+1;[.C1340]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1]=23;[.C1341]+1;[.C1341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2]=23;[.C1342]+1;[.C1342])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3]=23;[.C1343]+1;[.C1343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4]=23;[.C1344]+1;[.C134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5]=23;[.C1345]+1;[.C134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6]=23;[.C1346]+1;[.C1346])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7]=23;[.C1347]+1;[.C1347]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8]=23;[.C1348]+1;[.C1348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49]=23;[.C1349]+1;[.C1349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0]=23;[.C1350]+1;[.C1350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1]=23;[.C1351]+1;[.C1351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2]=23;[.C1352]+1;[.C135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3]=23;[.C1353]+1;[.C135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4]=23;[.C1354]+1;[.C1354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5]=23;[.C1355]+1;[.C1355]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6]=23;[.C1356]+1;[.C1356]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7]=23;[.C1357]+1;[.C1357])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8]=23;[.C1358]+1;[.C1358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59]=23;[.C1359]+1;[.C1359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0]=23;[.C1360]+1;[.C1360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1]=23;[.C1361]+1;[.C1361]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2]=23;[.C1362]+1;[.C1362]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3]=23;[.C1363]+1;[.C1363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4]=23;[.C1364]+1;[.C1364]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5]=23;[.C1365]+1;[.C1365]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6]=23;[.C1366]+1;[.C1366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7]=23;[.C1367]+1;[.C136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8]=23;[.C1368]+1;[.C1368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69]=23;[.C1369]+1;[.C136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0]=23;[.C1370]+1;[.C1370])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1]=23;[.C1371]+1;[.C1371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2]=23;[.C1372]+1;[.C137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3]=23;[.C1373]+1;[.C1373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4]=23;[.C1374]+1;[.C1374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5]=23;[.C1375]+1;[.C1375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6]=23;[.C1376]+1;[.C137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7]=23;[.C1377]+1;[.C137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8]=23;[.C1378]+1;[.C1378]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79]=23;[.C1379]+1;[.C1379]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0]=23;[.C1380]+1;[.C1380]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1]=23;[.C1381]+1;[.C1381]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2]=23;[.C1382]+1;[.C1382]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3]=23;[.C1383]+1;[.C1383]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4]=23;[.C1384]+1;[.C1384]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5]=23;[.C1385]+1;[.C1385])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6]=23;[.C1386]+1;[.C1386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7]=23;[.C1387]+1;[.C1387]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8]=23;[.C1388]+1;[.C1388]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89]=23;[.C1389]+1;[.C138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0]=23;[.C1390]+1;[.C1390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1]=23;[.C1391]+1;[.C1391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2]=23;[.C1392]+1;[.C1392]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3]=23;[.C1393]+1;[.C139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4]=23;[.C1394]+1;[.C1394])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5]=23;[.C1395]+1;[.C1395]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6]=23;[.C1396]+1;[.C1396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7]=23;[.C1397]+1;[.C1397]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8]=23;[.C1398]+1;[.C1398]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399]=23;[.C1399]+1;[.C1399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0]=23;[.C1400]+1;[.C1400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1]=23;[.C1401]+1;[.C140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2]=23;[.C1402]+1;[.C1402]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3]=23;[.C1403]+1;[.C1403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4]=23;[.C1404]+1;[.C1404]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5]=23;[.C1405]+1;[.C1405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6]=23;[.C1406]+1;[.C1406]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7]=23;[.C1407]+1;[.C1407]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8]=23;[.C1408]+1;[.C1408]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09]=23;[.C1409]+1;[.C1409]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0]=23;[.C1410]+1;[.C1410]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1]=23;[.C1411]+1;[.C1411])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2]=23;[.C1412]+1;[.C1412]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3]=23;[.C1413]+1;[.C1413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4]=23;[.C1414]+1;[.C1414])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5]=23;[.C1415]+1;[.C141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6]=23;[.C1416]+1;[.C1416]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7]=23;[.C1417]+1;[.C1417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8]=23;[.C1418]+1;[.C1418])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19]=23;[.C1419]+1;[.C1419]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0]=23;[.C1420]+1;[.C1420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1]=23;[.C1421]+1;[.C142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2]=23;[.C1422]+1;[.C1422]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3]=23;[.C1423]+1;[.C1423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4]=23;[.C1424]+1;[.C1424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5]=23;[.C1425]+1;[.C142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6]=23;[.C1426]+1;[.C1426]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7]=23;[.C1427]+1;[.C1427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8]=23;[.C1428]+1;[.C1428]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29]=23;[.C1429]+1;[.C1429]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0]=23;[.C1430]+1;[.C1430])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1]=23;[.C1431]+1;[.C1431])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2]=23;[.C1432]+1;[.C1432]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3]=23;[.C1433]+1;[.C1433]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4]=23;[.C1434]+1;[.C1434])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5]=23;[.C1435]+1;[.C1435]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6]=23;[.C1436]+1;[.C1436])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7]=23;[.C1437]+1;[.C1437])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8]=23;[.C1438]+1;[.C1438])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39]=23;[.C1439]+1;[.C1439]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0]=23;[.C1440]+1;[.C1440])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2]=23;[.C1442]+1;[.C1442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3]=23;[.C1443]+1;[.C1443])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4]=23;[.C1444]+1;[.C1444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5]=23;[.C1445]+1;[.C1445]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6]=23;[.C1446]+1;[.C1446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7]=23;[.C1447]+1;[.C1447]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8]=23;[.C1448]+1;[.C1448])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49]=23;[.C1449]+1;[.C1449])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0]=23;[.C1450]+1;[.C1450]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1]=23;[.C1451]+1;[.C1451]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2]=23;[.C1452]+1;[.C1452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3]=23;[.C1453]+1;[.C1453])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4]=23;[.C1454]+1;[.C1454]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5]=23;[.C1455]+1;[.C1455])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6]=23;[.C1456]+1;[.C1456])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7]=23;[.C1457]+1;[.C1457])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8]=23;[.C1458]+1;[.C1458])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59]=23;[.C1459]+1;[.C1459])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0]=23;[.C1460]+1;[.C1460])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1]=23;[.C1461]+1;[.C1461])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2]=23;[.C1462]+1;[.C1462])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3]=23;[.C1463]+1;[.C1463])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4]=23;[.C1464]+1;[.C1464])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5]=23;[.C1465]+1;[.C1465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6]=23;[.C1466]+1;[.C1466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7]=23;[.C1467]+1;[.C1467])"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8]=23;[.C1468]+1;[.C146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69]=23;[.C1469]+1;[.C1469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0]=23;[.C1470]+1;[.C1470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1]=23;[.C1471]+1;[.C1471])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2]=23;[.C1472]+1;[.C1472])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3]=23;[.C1473]+1;[.C1473]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4]=23;[.C1474]+1;[.C1474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5]=23;[.C1475]+1;[.C1475])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6]=23;[.C1476]+1;[.C1476])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7]=23;[.C1477]+1;[.C1477]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8]=23;[.C1478]+1;[.C1478])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79]=23;[.C1479]+1;[.C1479])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0]=23;[.C1480]+1;[.C1480])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1]=23;[.C1481]+1;[.C1481])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2]=23;[.C1482]+1;[.C1482])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3]=23;[.C1483]+1;[.C1483])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4]=23;[.C1484]+1;[.C1484])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5]=23;[.C1485]+1;[.C1485])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6]=23;[.C1486]+1;[.C1486])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7]=23;[.C1487]+1;[.C1487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8]=23;[.C1488]+1;[.C1488])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89]=23;[.C1489]+1;[.C1489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0]=23;[.C1490]+1;[.C1490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1]=23;[.C1491]+1;[.C1491])"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2]=23;[.C1492]+1;[.C1492]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3]=23;[.C1493]+1;[.C1493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4]=23;[.C1494]+1;[.C1494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5]=23;[.C1495]+1;[.C1495]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6]=23;[.C1496]+1;[.C1496]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7]=23;[.C1497]+1;[.C1497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8]=23;[.C1498]+1;[.C1498]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499]=23;[.C1499]+1;[.C1499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0]=23;[.C1500]+1;[.C1500])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1]=23;[.C1501]+1;[.C1501])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2]=23;[.C1502]+1;[.C1502])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3]=23;[.C1503]+1;[.C1503])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4]=23;[.C1504]+1;[.C1504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5]=23;[.C1505]+1;[.C1505])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6]=23;[.C1506]+1;[.C1506])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7]=23;[.C1507]+1;[.C1507])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8]=23;[.C1508]+1;[.C1508])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09]=23;[.C1509]+1;[.C1509])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0]=23;[.C1510]+1;[.C1510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1]=23;[.C1511]+1;[.C1511])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2]=23;[.C1512]+1;[.C1512])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4]=23;[.C1514]+1;[.C15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5]=23;[.C1515]+1;[.C1515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6]=23;[.C1516]+1;[.C151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7]=23;[.C1517]+1;[.C151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8]=23;[.C1518]+1;[.C151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19]=23;[.C1519]+1;[.C151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0]=23;[.C1520]+1;[.C152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1]=23;[.C1521]+1;[.C152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2]=23;[.C1522]+1;[.C152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3]=23;[.C1523]+1;[.C1523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4]=23;[.C1524]+1;[.C1524]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5]=23;[.C1525]+1;[.C1525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6]=23;[.C1526]+1;[.C1526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7]=23;[.C1527]+1;[.C1527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8]=23;[.C1528]+1;[.C1528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29]=23;[.C1529]+1;[.C1529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0]=23;[.C1530]+1;[.C153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1]=23;[.C1531]+1;[.C1531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2]=23;[.C1532]+1;[.C153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3]=23;[.C1533]+1;[.C153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4]=23;[.C1534]+1;[.C1534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5]=23;[.C1535]+1;[.C153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6]=23;[.C1536]+1;[.C153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7]=23;[.C1537]+1;[.C15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8]=23;[.C1538]+1;[.C153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39]=23;[.C1539]+1;[.C1539]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0]=23;[.C1540]+1;[.C154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1]=23;[.C1541]+1;[.C1541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2]=23;[.C1542]+1;[.C154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3]=23;[.C1543]+1;[.C1543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4]=23;[.C1544]+1;[.C1544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5]=23;[.C1545]+1;[.C1545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6]=23;[.C1546]+1;[.C1546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7]=23;[.C1547]+1;[.C154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8]=23;[.C1548]+1;[.C1548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49]=23;[.C1549]+1;[.C1549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0]=23;[.C1550]+1;[.C1550]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1]=23;[.C1551]+1;[.C1551]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2]=23;[.C1552]+1;[.C1552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3]=23;[.C1553]+1;[.C1553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4]=23;[.C1554]+1;[.C1554]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5]=23;[.C1555]+1;[.C1555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6]=23;[.C1556]+1;[.C1556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7]=23;[.C1557]+1;[.C1557]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8]=23;[.C1558]+1;[.C1558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59]=23;[.C1559]+1;[.C1559]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0]=23;[.C1560]+1;[.C1560]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1]=23;[.C1561]+1;[.C156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2]=23;[.C1562]+1;[.C156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3]=23;[.C1563]+1;[.C1563])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4]=23;[.C1564]+1;[.C15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5]=23;[.C1565]+1;[.C156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6]=23;[.C1566]+1;[.C156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7]=23;[.C1567]+1;[.C1567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8]=23;[.C1568]+1;[.C1568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69]=23;[.C1569]+1;[.C1569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0]=23;[.C1570]+1;[.C157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1]=23;[.C1571]+1;[.C157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2]=23;[.C1572]+1;[.C15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3]=23;[.C1573]+1;[.C15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4]=23;[.C1574]+1;[.C157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5]=23;[.C1575]+1;[.C15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6]=23;[.C1576]+1;[.C1576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7]=23;[.C1577]+1;[.C1577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8]=23;[.C1578]+1;[.C157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79]=23;[.C1579]+1;[.C157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0]=23;[.C1580]+1;[.C1580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1]=23;[.C1581]+1;[.C1581]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2]=23;[.C1582]+1;[.C1582]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3]=23;[.C1583]+1;[.C1583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4]=23;[.C1584]+1;[.C1584]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5]=23;[.C1585]+1;[.C158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6]=23;[.C1586]+1;[.C158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7]=23;[.C1587]+1;[.C1587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8]=23;[.C1588]+1;[.C1588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89]=23;[.C1589]+1;[.C158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0]=23;[.C1590]+1;[.C159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1]=23;[.C1591]+1;[.C1591]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2]=23;[.C1592]+1;[.C1592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3]=23;[.C1593]+1;[.C1593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4]=23;[.C1594]+1;[.C1594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5]=23;[.C1595]+1;[.C1595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6]=23;[.C1596]+1;[.C159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7]=23;[.C1597]+1;[.C1597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8]=23;[.C1598]+1;[.C1598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599]=23;[.C1599]+1;[.C1599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0]=23;[.C1600]+1;[.C1600]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1]=23;[.C1601]+1;[.C1601]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2]=23;[.C1602]+1;[.C1602]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3]=23;[.C1603]+1;[.C1603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4]=23;[.C1604]+1;[.C1604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5]=23;[.C1605]+1;[.C1605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6]=23;[.C1606]+1;[.C1606]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7]=23;[.C1607]+1;[.C1607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8]=23;[.C1608]+1;[.C1608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09]=23;[.C1609]+1;[.C160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0]=23;[.C1610]+1;[.C161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1]=23;[.C1611]+1;[.C1611]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2]=23;[.C1612]+1;[.C1612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3]=23;[.C1613]+1;[.C161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4]=23;[.C1614]+1;[.C161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5]=23;[.C1615]+1;[.C1615]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6]=23;[.C1616]+1;[.C1616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7]=23;[.C1617]+1;[.C1617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8]=23;[.C1618]+1;[.C1618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19]=23;[.C1619]+1;[.C161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0]=23;[.C1620]+1;[.C1620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1]=23;[.C1621]+1;[.C1621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2]=23;[.C1622]+1;[.C1622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3]=23;[.C1623]+1;[.C1623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4]=23;[.C1624]+1;[.C1624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5]=23;[.C1625]+1;[.C1625]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6]=23;[.C1626]+1;[.C1626]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7]=23;[.C1627]+1;[.C1627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8]=23;[.C1628]+1;[.C1628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29]=23;[.C1629]+1;[.C1629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0]=23;[.C1630]+1;[.C1630]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1]=23;[.C1631]+1;[.C1631]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2]=23;[.C1632]+1;[.C1632]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3]=23;[.C1633]+1;[.C16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4]=23;[.C1634]+1;[.C163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5]=23;[.C1635]+1;[.C1635])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6]=23;[.C1636]+1;[.C1636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7]=23;[.C1637]+1;[.C163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8]=23;[.C1638]+1;[.C1638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39]=23;[.C1639]+1;[.C163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0]=23;[.C1640]+1;[.C1640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1]=23;[.C1641]+1;[.C1641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2]=23;[.C1642]+1;[.C1642]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3]=23;[.C1643]+1;[.C1643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4]=23;[.C1644]+1;[.C1644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5]=23;[.C1645]+1;[.C1645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6]=23;[.C1646]+1;[.C1646]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7]=23;[.C1647]+1;[.C1647]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8]=23;[.C1648]+1;[.C1648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49]=23;[.C1649]+1;[.C1649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0]=23;[.C1650]+1;[.C1650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1]=23;[.C1651]+1;[.C1651]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2]=23;[.C1652]+1;[.C1652]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3]=23;[.C1653]+1;[.C1653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4]=23;[.C1654]+1;[.C1654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5]=23;[.C1655]+1;[.C1655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6]=23;[.C1656]+1;[.C1656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7]=23;[.C1657]+1;[.C165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8]=23;[.C1658]+1;[.C165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59]=23;[.C1659]+1;[.C1659])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0]=23;[.C1660]+1;[.C1660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1]=23;[.C1661]+1;[.C166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2]=23;[.C1662]+1;[.C1662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3]=23;[.C1663]+1;[.C1663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4]=23;[.C1664]+1;[.C166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5]=23;[.C1665]+1;[.C1665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6]=23;[.C1666]+1;[.C1666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7]=23;[.C1667]+1;[.C166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8]=23;[.C1668]+1;[.C1668]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69]=23;[.C1669]+1;[.C1669]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0]=23;[.C1670]+1;[.C1670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1]=23;[.C1671]+1;[.C1671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2]=23;[.C1672]+1;[.C1672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3]=23;[.C1673]+1;[.C1673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4]=23;[.C1674]+1;[.C1674]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5]=23;[.C1675]+1;[.C1675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6]=23;[.C1676]+1;[.C1676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7]=23;[.C1677]+1;[.C1677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8]=23;[.C1678]+1;[.C1678]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79]=23;[.C1679]+1;[.C1679])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0]=23;[.C1680]+1;[.C1680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1]=23;[.C1681]+1;[.C168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2]=23;[.C1682]+1;[.C168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3]=23;[.C1683]+1;[.C1683])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4]=23;[.C1684]+1;[.C168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5]=23;[.C1685]+1;[.C168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6]=23;[.C1686]+1;[.C168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7]=23;[.C1687]+1;[.C168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8]=23;[.C1688]+1;[.C1688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89]=23;[.C1689]+1;[.C1689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0]=23;[.C1690]+1;[.C1690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1]=23;[.C1691]+1;[.C1691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2]=23;[.C1692]+1;[.C1692]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3]=23;[.C1693]+1;[.C1693])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4]=23;[.C1694]+1;[.C1694]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5]=23;[.C1695]+1;[.C1695])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6]=23;[.C1696]+1;[.C1696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7]=23;[.C1697]+1;[.C1697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8]=23;[.C1698]+1;[.C1698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699]=23;[.C1699]+1;[.C1699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0]=23;[.C1700]+1;[.C1700])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1]=23;[.C1701]+1;[.C170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2]=23;[.C1702]+1;[.C170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3]=23;[.C1703]+1;[.C170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4]=23;[.C1704]+1;[.C1704])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5]=23;[.C1705]+1;[.C170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6]=23;[.C1706]+1;[.C170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7]=23;[.C1707]+1;[.C1707])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8]=23;[.C1708]+1;[.C1708]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09]=23;[.C1709]+1;[.C1709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0]=23;[.C1710]+1;[.C1710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1]=23;[.C1711]+1;[.C1711]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2]=23;[.C1712]+1;[.C1712]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3]=23;[.C1713]+1;[.C171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4]=23;[.C1714]+1;[.C1714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5]=23;[.C1715]+1;[.C1715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6]=23;[.C1716]+1;[.C1716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7]=23;[.C1717]+1;[.C1717]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8]=23;[.C1718]+1;[.C1718]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19]=23;[.C1719]+1;[.C1719]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0]=23;[.C1720]+1;[.C1720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1]=23;[.C1721]+1;[.C1721])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2]=23;[.C1722]+1;[.C1722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3]=23;[.C1723]+1;[.C172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4]=23;[.C1724]+1;[.C1724])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5]=23;[.C1725]+1;[.C1725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6]=23;[.C1726]+1;[.C1726])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7]=23;[.C1727]+1;[.C1727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8]=23;[.C1728]+1;[.C1728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29]=23;[.C1729]+1;[.C172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0]=23;[.C1730]+1;[.C1730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1]=23;[.C1731]+1;[.C1731]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2]=23;[.C1732]+1;[.C1732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3]=23;[.C1733]+1;[.C1733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4]=23;[.C1734]+1;[.C1734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5]=23;[.C1735]+1;[.C1735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6]=23;[.C1736]+1;[.C1736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7]=23;[.C1737]+1;[.C1737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8]=23;[.C1738]+1;[.C1738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39]=23;[.C1739]+1;[.C173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0]=23;[.C1740]+1;[.C174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1]=23;[.C1741]+1;[.C1741]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2]=23;[.C1742]+1;[.C1742]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3]=23;[.C1743]+1;[.C1743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4]=23;[.C1744]+1;[.C1744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5]=23;[.C1745]+1;[.C1745])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6]=23;[.C1746]+1;[.C1746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7]=23;[.C1747]+1;[.C1747]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8]=23;[.C1748]+1;[.C1748]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49]=23;[.C1749]+1;[.C1749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0]=23;[.C1750]+1;[.C1750]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1]=23;[.C1751]+1;[.C1751])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2]=23;[.C1752]+1;[.C1752])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3]=23;[.C1753]+1;[.C175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4]=23;[.C1754]+1;[.C1754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5]=23;[.C1755]+1;[.C1755])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6]=23;[.C1756]+1;[.C1756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7]=23;[.C1757]+1;[.C1757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8]=23;[.C1758]+1;[.C1758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59]=23;[.C1759]+1;[.C1759]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0]=23;[.C1760]+1;[.C1760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1]=23;[.C1761]+1;[.C1761]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2]=23;[.C1762]+1;[.C1762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3]=23;[.C1763]+1;[.C1763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4]=23;[.C1764]+1;[.C176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5]=23;[.C1765]+1;[.C176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6]=23;[.C1766]+1;[.C1766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7]=23;[.C1767]+1;[.C1767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8]=23;[.C1768]+1;[.C1768])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69]=23;[.C1769]+1;[.C1769])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0]=23;[.C1770]+1;[.C1770]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1]=23;[.C1771]+1;[.C1771])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2]=23;[.C1772]+1;[.C1772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3]=23;[.C1773]+1;[.C1773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4]=23;[.C1774]+1;[.C1774]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5]=23;[.C1775]+1;[.C1775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6]=23;[.C1776]+1;[.C1776])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7]=23;[.C1777]+1;[.C177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8]=23;[.C1778]+1;[.C177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79]=23;[.C1779]+1;[.C1779])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0]=23;[.C1780]+1;[.C1780]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1]=23;[.C1781]+1;[.C1781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2]=23;[.C1782]+1;[.C1782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3]=23;[.C1783]+1;[.C1783]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4]=23;[.C1784]+1;[.C1784]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5]=23;[.C1785]+1;[.C1785])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6]=23;[.C1786]+1;[.C1786]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7]=23;[.C1787]+1;[.C1787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8]=23;[.C1788]+1;[.C1788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89]=23;[.C1789]+1;[.C178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0]=23;[.C1790]+1;[.C1790]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1]=23;[.C1791]+1;[.C1791])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2]=23;[.C1792]+1;[.C1792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3]=23;[.C1793]+1;[.C1793]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4]=23;[.C1794]+1;[.C1794])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5]=23;[.C1795]+1;[.C1795])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6]=23;[.C1796]+1;[.C1796]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7]=23;[.C1797]+1;[.C1797])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8]=23;[.C1798]+1;[.C1798]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799]=23;[.C1799]+1;[.C1799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0]=23;[.C1800]+1;[.C1800]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1]=23;[.C1801]+1;[.C180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2]=23;[.C1802]+1;[.C180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3]=23;[.C1803]+1;[.C1803])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4]=23;[.C1804]+1;[.C1804]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5]=23;[.C1805]+1;[.C1805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6]=23;[.C1806]+1;[.C1806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7]=23;[.C1807]+1;[.C1807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8]=23;[.C1808]+1;[.C1808]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09]=23;[.C1809]+1;[.C1809])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0]=23;[.C1810]+1;[.C1810]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1]=23;[.C1811]+1;[.C1811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2]=23;[.C1812]+1;[.C1812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3]=23;[.C1813]+1;[.C1813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4]=23;[.C1814]+1;[.C181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5]=23;[.C1815]+1;[.C181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6]=23;[.C1816]+1;[.C1816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7]=23;[.C1817]+1;[.C1817])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8]=23;[.C1818]+1;[.C1818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19]=23;[.C1819]+1;[.C1819])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0]=23;[.C1820]+1;[.C1820])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1]=23;[.C1821]+1;[.C1821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2]=23;[.C1822]+1;[.C1822]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3]=23;[.C1823]+1;[.C1823])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4]=23;[.C1824]+1;[.C1824]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5]=23;[.C1825]+1;[.C182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6]=23;[.C1826]+1;[.C1826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7]=23;[.C1827]+1;[.C1827])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8]=23;[.C1828]+1;[.C1828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29]=23;[.C1829]+1;[.C1829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0]=23;[.C1830]+1;[.C1830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1]=23;[.C1831]+1;[.C1831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2]=23;[.C1832]+1;[.C1832]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3]=23;[.C1833]+1;[.C1833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4]=23;[.C1834]+1;[.C1834]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5]=23;[.C1835]+1;[.C1835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6]=23;[.C1836]+1;[.C1836]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7]=23;[.C1837]+1;[.C1837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8]=23;[.C1838]+1;[.C1838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39]=23;[.C1839]+1;[.C183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0]=23;[.C1840]+1;[.C1840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1]=23;[.C1841]+1;[.C1841]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2]=23;[.C1842]+1;[.C1842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3]=23;[.C1843]+1;[.C1843]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4]=23;[.C1844]+1;[.C1844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5]=23;[.C1845]+1;[.C184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6]=23;[.C1846]+1;[.C1846])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7]=23;[.C1847]+1;[.C1847])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8]=23;[.C1848]+1;[.C1848])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49]=23;[.C1849]+1;[.C184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0]=23;[.C1850]+1;[.C185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1]=23;[.C1851]+1;[.C1851])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2]=23;[.C1852]+1;[.C1852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3]=23;[.C1853]+1;[.C1853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4]=23;[.C1854]+1;[.C1854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5]=23;[.C1855]+1;[.C1855]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6]=23;[.C1856]+1;[.C185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7]=23;[.C1857]+1;[.C1857])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8]=23;[.C1858]+1;[.C1858]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59]=23;[.C1859]+1;[.C1859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0]=23;[.C1860]+1;[.C1860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1]=23;[.C1861]+1;[.C1861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2]=23;[.C1862]+1;[.C1862]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3]=23;[.C1863]+1;[.C1863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4]=23;[.C1864]+1;[.C186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5]=23;[.C1865]+1;[.C186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6]=23;[.C1866]+1;[.C1866]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7]=23;[.C1867]+1;[.C1867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8]=23;[.C1868]+1;[.C1868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69]=23;[.C1869]+1;[.C1869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0]=23;[.C1870]+1;[.C1870]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1]=23;[.C1871]+1;[.C1871])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2]=23;[.C1872]+1;[.C1872])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3]=23;[.C1873]+1;[.C187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4]=23;[.C1874]+1;[.C1874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5]=23;[.C1875]+1;[.C1875])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6]=23;[.C1876]+1;[.C187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7]=23;[.C1877]+1;[.C1877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8]=23;[.C1878]+1;[.C1878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79]=23;[.C1879]+1;[.C1879]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0]=23;[.C1880]+1;[.C1880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1]=23;[.C1881]+1;[.C1881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2]=23;[.C1882]+1;[.C1882]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3]=23;[.C1883]+1;[.C1883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4]=23;[.C1884]+1;[.C1884])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5]=23;[.C1885]+1;[.C1885])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6]=23;[.C1886]+1;[.C1886])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7]=23;[.C1887]+1;[.C1887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8]=23;[.C1888]+1;[.C1888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89]=23;[.C1889]+1;[.C1889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0]=23;[.C1890]+1;[.C1890])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1]=23;[.C1891]+1;[.C1891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2]=23;[.C1892]+1;[.C1892])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3]=23;[.C1893]+1;[.C1893])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4]=23;[.C1894]+1;[.C1894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5]=23;[.C1895]+1;[.C1895])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6]=23;[.C1896]+1;[.C1896])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7]=23;[.C1897]+1;[.C189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8]=23;[.C1898]+1;[.C1898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899]=23;[.C1899]+1;[.C1899])"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0]=23;[.C1900]+1;[.C1900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1]=23;[.C1901]+1;[.C1901]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2]=23;[.C1902]+1;[.C1902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3]=23;[.C1903]+1;[.C1903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4]=23;[.C1904]+1;[.C1904]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5]=23;[.C1905]+1;[.C1905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6]=23;[.C1906]+1;[.C1906]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7]=23;[.C1907]+1;[.C1907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8]=23;[.C1908]+1;[.C1908])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09]=23;[.C1909]+1;[.C1909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0]=23;[.C1910]+1;[.C1910])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1]=23;[.C1911]+1;[.C1911]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2]=23;[.C1912]+1;[.C1912]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3]=23;[.C1913]+1;[.C1913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4]=23;[.C1914]+1;[.C1914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5]=23;[.C1915]+1;[.C1915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6]=23;[.C1916]+1;[.C1916])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7]=23;[.C1917]+1;[.C1917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8]=23;[.C1918]+1;[.C1918])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19]=23;[.C1919]+1;[.C1919])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0]=23;[.C1920]+1;[.C1920])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1]=23;[.C1921]+1;[.C192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2]=23;[.C1922]+1;[.C1922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3]=23;[.C1923]+1;[.C1923])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4]=23;[.C1924]+1;[.C192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5]=23;[.C1925]+1;[.C1925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6]=23;[.C1926]+1;[.C1926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7]=23;[.C1927]+1;[.C1927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8]=23;[.C1928]+1;[.C1928]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29]=23;[.C1929]+1;[.C1929]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0]=23;[.C1930]+1;[.C1930]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1]=23;[.C1931]+1;[.C1931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2]=23;[.C1932]+1;[.C1932])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3]=23;[.C1933]+1;[.C1933]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4]=23;[.C1934]+1;[.C1934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5]=23;[.C1935]+1;[.C1935])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6]=23;[.C1936]+1;[.C1936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7]=23;[.C1937]+1;[.C1937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8]=23;[.C1938]+1;[.C1938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39]=23;[.C1939]+1;[.C1939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0]=23;[.C1940]+1;[.C1940]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1]=23;[.C1941]+1;[.C1941])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2]=23;[.C1942]+1;[.C1942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3]=23;[.C1943]+1;[.C1943])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4]=23;[.C1944]+1;[.C1944])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5]=23;[.C1945]+1;[.C194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6]=23;[.C1946]+1;[.C194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7]=23;[.C1947]+1;[.C1947])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8]=23;[.C1948]+1;[.C1948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49]=23;[.C1949]+1;[.C194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0]=23;[.C1950]+1;[.C1950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1]=23;[.C1951]+1;[.C1951]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2]=23;[.C1952]+1;[.C1952]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3]=23;[.C1953]+1;[.C1953]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4]=23;[.C1954]+1;[.C1954]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5]=23;[.C1955]+1;[.C1955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6]=23;[.C1956]+1;[.C1956]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7]=23;[.C1957]+1;[.C1957])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8]=23;[.C1958]+1;[.C1958])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59]=23;[.C1959]+1;[.C1959])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0]=23;[.C1960]+1;[.C1960])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1]=23;[.C1961]+1;[.C1961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2]=23;[.C1962]+1;[.C1962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3]=23;[.C1963]+1;[.C1963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4]=23;[.C1964]+1;[.C1964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5]=23;[.C1965]+1;[.C1965])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6]=23;[.C1966]+1;[.C1966])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7]=23;[.C1967]+1;[.C196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8]=23;[.C1968]+1;[.C1968])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69]=23;[.C1969]+1;[.C196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0]=23;[.C1970]+1;[.C1970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1]=23;[.C1971]+1;[.C1971])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2]=23;[.C1972]+1;[.C1972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3]=23;[.C1973]+1;[.C1973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4]=23;[.C1974]+1;[.C197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5]=23;[.C1975]+1;[.C1975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6]=23;[.C1976]+1;[.C1976]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7]=23;[.C1977]+1;[.C1977]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8]=23;[.C1978]+1;[.C1978]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79]=23;[.C1979]+1;[.C1979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0]=23;[.C1980]+1;[.C1980]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1]=23;[.C1981]+1;[.C1981])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2]=23;[.C1982]+1;[.C1982]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3]=23;[.C1983]+1;[.C1983])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4]=23;[.C1984]+1;[.C198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5]=23;[.C1985]+1;[.C1985])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6]=23;[.C1986]+1;[.C1986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7]=23;[.C1987]+1;[.C1987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8]=23;[.C1988]+1;[.C1988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89]=23;[.C1989]+1;[.C198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0]=23;[.C1990]+1;[.C1990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1]=23;[.C1991]+1;[.C1991])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2]=23;[.C1992]+1;[.C1992])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3]=23;[.C1993]+1;[.C199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4]=23;[.C1994]+1;[.C1994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5]=23;[.C1995]+1;[.C1995])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6]=23;[.C1996]+1;[.C1996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7]=23;[.C1997]+1;[.C1997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8]=23;[.C1998]+1;[.C1998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1999]=23;[.C1999]+1;[.C1999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0]=23;[.C2000]+1;[.C2000])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1]=23;[.C2001]+1;[.C2001]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2]=23;[.C2002]+1;[.C2002])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3]=23;[.C2003]+1;[.C200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4]=23;[.C2004]+1;[.C2004]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5]=23;[.C2005]+1;[.C2005]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6]=23;[.C2006]+1;[.C2006])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7]=23;[.C2007]+1;[.C2007])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8]=23;[.C2008]+1;[.C2008]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09]=23;[.C2009]+1;[.C2009])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0]=23;[.C2010]+1;[.C2010])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1]=23;[.C2011]+1;[.C2011])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2]=23;[.C2012]+1;[.C2012]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3]=23;[.C2013]+1;[.C2013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4]=23;[.C2014]+1;[.C2014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5]=23;[.C2015]+1;[.C2015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6]=23;[.C2016]+1;[.C2016]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7]=23;[.C2017]+1;[.C201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8]=23;[.C2018]+1;[.C2018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19]=23;[.C2019]+1;[.C2019])"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0]=23;[.C2020]+1;[.C202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1]=23;[.C2021]+1;[.C2021]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2]=23;[.C2022]+1;[.C2022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3]=23;[.C2023]+1;[.C2023]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4]=23;[.C2024]+1;[.C2024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5]=23;[.C2025]+1;[.C2025]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6]=23;[.C2026]+1;[.C2026]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7]=23;[.C2027]+1;[.C2027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8]=23;[.C2028]+1;[.C2028]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29]=23;[.C2029]+1;[.C2029])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0]=23;[.C2030]+1;[.C2030]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1]=23;[.C2031]+1;[.C2031])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2]=23;[.C2032]+1;[.C2032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3]=23;[.C2033]+1;[.C2033])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4]=23;[.C2034]+1;[.C2034])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5]=23;[.C2035]+1;[.C2035])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6]=23;[.C2036]+1;[.C2036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7]=23;[.C2037]+1;[.C2037])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8]=23;[.C2038]+1;[.C2038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39]=23;[.C2039]+1;[.C2039]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0]=23;[.C2040]+1;[.C204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1]=23;[.C2041]+1;[.C2041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2]=23;[.C2042]+1;[.C2042]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3]=23;[.C2043]+1;[.C2043])"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4]=23;[.C2044]+1;[.C2044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5]=23;[.C2045]+1;[.C2045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6]=23;[.C2046]+1;[.C2046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7]=23;[.C2047]+1;[.C2047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8]=23;[.C2048]+1;[.C2048]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49]=23;[.C2049]+1;[.C2049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0]=23;[.C2050]+1;[.C2050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1]=23;[.C2051]+1;[.C2051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2]=23;[.C2052]+1;[.C2052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3]=23;[.C2053]+1;[.C2053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4]=23;[.C2054]+1;[.C2054]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5]=23;[.C2055]+1;[.C2055]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6]=23;[.C2056]+1;[.C2056])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7]=23;[.C2057]+1;[.C2057])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8]=23;[.C2058]+1;[.C2058])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59]=23;[.C2059]+1;[.C2059])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0]=23;[.C2060]+1;[.C2060])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1]=23;[.C2061]+1;[.C2061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2]=23;[.C2062]+1;[.C2062])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3]=23;[.C2063]+1;[.C2063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4]=23;[.C2064]+1;[.C206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5]=23;[.C2065]+1;[.C206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6]=23;[.C2066]+1;[.C2066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7]=23;[.C2067]+1;[.C2067])"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8]=23;[.C2068]+1;[.C2068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69]=23;[.C2069]+1;[.C2069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0]=23;[.C2070]+1;[.C2070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1]=23;[.C2071]+1;[.C2071]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2]=23;[.C2072]+1;[.C207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3]=23;[.C2073]+1;[.C2073]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4]=23;[.C2074]+1;[.C2074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5]=23;[.C2075]+1;[.C2075])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6]=23;[.C2076]+1;[.C2076]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7]=23;[.C2077]+1;[.C2077])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8]=23;[.C2078]+1;[.C2078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79]=23;[.C2079]+1;[.C2079])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0]=23;[.C2080]+1;[.C2080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1]=23;[.C2081]+1;[.C2081])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2]=23;[.C2082]+1;[.C2082])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3]=23;[.C2083]+1;[.C2083]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4]=23;[.C2084]+1;[.C2084]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5]=23;[.C2085]+1;[.C2085]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6]=23;[.C2086]+1;[.C2086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7]=23;[.C2087]+1;[.C208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8]=23;[.C2088]+1;[.C2088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89]=23;[.C2089]+1;[.C208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0]=23;[.C2090]+1;[.C2090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1]=23;[.C2091]+1;[.C2091])"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2]=23;[.C2092]+1;[.C2092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3]=23;[.C2093]+1;[.C2093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4]=23;[.C2094]+1;[.C2094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5]=23;[.C2095]+1;[.C2095]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6]=23;[.C2096]+1;[.C209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7]=23;[.C2097]+1;[.C2097])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8]=23;[.C2098]+1;[.C2098])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099]=23;[.C2099]+1;[.C2099]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0]=23;[.C2100]+1;[.C2100])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1]=23;[.C2101]+1;[.C2101]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2]=23;[.C2102]+1;[.C2102]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3]=23;[.C2103]+1;[.C2103]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4]=23;[.C2104]+1;[.C2104])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5]=23;[.C2105]+1;[.C2105])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6]=23;[.C2106]+1;[.C2106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7]=23;[.C2107]+1;[.C2107]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8]=23;[.C2108]+1;[.C2108])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09]=23;[.C2109]+1;[.C210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0]=23;[.C2110]+1;[.C2110]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1]=23;[.C2111]+1;[.C2111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2]=23;[.C2112]+1;[.C2112])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3]=23;[.C2113]+1;[.C211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4]=23;[.C2114]+1;[.C2114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5]=23;[.C2115]+1;[.C2115])"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6]=23;[.C2116]+1;[.C2116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7]=23;[.C2117]+1;[.C2117]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8]=23;[.C2118]+1;[.C2118])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19]=23;[.C2119]+1;[.C2119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0]=23;[.C2120]+1;[.C2120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1]=23;[.C2121]+1;[.C2121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2]=23;[.C2122]+1;[.C2122])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3]=23;[.C2123]+1;[.C2123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4]=23;[.C2124]+1;[.C2124]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5]=23;[.C2125]+1;[.C2125])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6]=23;[.C2126]+1;[.C2126]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7]=23;[.C2127]+1;[.C2127])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8]=23;[.C2128]+1;[.C2128])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29]=23;[.C2129]+1;[.C2129])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0]=23;[.C2130]+1;[.C2130])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1]=23;[.C2131]+1;[.C2131])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2]=23;[.C2132]+1;[.C2132])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3]=23;[.C2133]+1;[.C2133])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4]=23;[.C2134]+1;[.C2134])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5]=23;[.C2135]+1;[.C213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6]=23;[.C2136]+1;[.C2136])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7]=23;[.C2137]+1;[.C2137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8]=23;[.C2138]+1;[.C2138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39]=23;[.C2139]+1;[.C2139])"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0]=23;[.C2140]+1;[.C2140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1]=23;[.C2141]+1;[.C2141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2]=23;[.C2142]+1;[.C2142]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3]=23;[.C2143]+1;[.C2143])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4]=23;[.C2144]+1;[.C2144])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5]=23;[.C2145]+1;[.C2145]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6]=23;[.C2146]+1;[.C2146])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7]=23;[.C2147]+1;[.C2147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8]=23;[.C2148]+1;[.C2148])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49]=23;[.C2149]+1;[.C2149]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0]=23;[.C2150]+1;[.C2150])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1]=23;[.C2151]+1;[.C2151])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2]=23;[.C2152]+1;[.C2152]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3]=23;[.C2153]+1;[.C2153])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4]=23;[.C2154]+1;[.C2154])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5]=23;[.C2155]+1;[.C2155]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6]=23;[.C2156]+1;[.C2156])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7]=23;[.C2157]+1;[.C2157])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8]=23;[.C2158]+1;[.C2158])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59]=23;[.C2159]+1;[.C2159])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IF([.D2160]=23;[.C2160]+1;[.C2160])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9:14:26.667044877</meta:creation-date>
    <dc:date>2016-11-27T21:54:27.607627467</dc:date>
    <meta:editing-duration>PT2H29M9S</meta:editing-duration>
    <meta:editing-cycles>4</meta:editing-cycles>
    <meta:generator>LibreOffice/5.1.4.2$Linux_X86_64 LibreOffice_project/10m0$Build-2</meta:generator>
    <meta:document-statistic meta:table-count="1" meta:cell-count="10805" meta:object-count="0"/>
  </office:meta>
</office:document-meta>
</file>